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20190524">
        <table:table-row>
          <table:table-cell office:value-type="string">
            <text:p>liuyc_prius1_1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2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3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4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4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5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6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7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7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9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0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1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1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2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3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4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4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5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6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7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7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19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1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2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prius1_20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21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prius1_21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